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text:p>
            <text:p>Die errzielten Ergebnisse werden nachträglich skaliert, sodass die OECD Staaten in jedem Feld einen Mittelwert von 500 und eine Standardabweichung von 100 haben. Deswegen sagt das Ranking der Länder mehr aus als die erreichte Punktzahl eines Landes. </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